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3.256cm"/>
    </style:style>
    <style:style style:name="Table1.B" style:family="table-column">
      <style:table-column-properties style:column-width="2.372cm"/>
    </style:style>
    <style:style style:name="Table1.C" style:family="table-column">
      <style:table-column-properties style:column-width="2.383cm"/>
    </style:style>
    <style:style style:name="Table1.D" style:family="table-column">
      <style:table-column-properties style:column-width="3.415cm"/>
    </style:style>
    <style:style style:name="Table1.E" style:family="table-column">
      <style:table-column-properties style:column-width="7.574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695cm" table:align="left"/>
    </style:style>
    <style:style style:name="Table2.A" style:family="table-column">
      <style:table-column-properties style:column-width="7.285cm"/>
    </style:style>
    <style:style style:name="Table2.B" style:family="table-column">
      <style:table-column-properties style:column-width="9.41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 GitLab REST API поиск пользователей осуществляется через endpoint:</text:p>
      <text:p text:style-name="Preformatted_20_Text">bash</text:p>
      <text:p text:style-name="Preformatted_20_Text">КопироватьРедактировать</text:p>
      <text:p text:style-name="P1"><text:span text:style-name="Source_20_Text">GET /users</text:span></text:p>
      <text:p text:style-name="Text_20_body">📘 Документация:<text:line-break/><text:a xlink:type="simple" xlink:href="https://docs.gitlab.com/ee/api/users.html#list-users" office:target-frame-name="_new" xlink:show="replace" text:style-name="Internet_20_link" text:visited-style-name="Visited_20_Internet_20_Link">https://docs.gitlab.com/ee/api/users.html#list-users</text:a></text:p>
      <text:p text:style-name="Horizontal_20_Line"/>
      <text:h text:style-name="Heading_20_2" text:outline-level="2">🔍 Особенности поиска</text:h>
      <text:list text:style-name="L1">
        <text:list-item>
          <text:p text:style-name="P2">GitLab не предоставляет полноценного поискового API для пользователей, как GitHub.</text:p>
        </text:list-item>
        <text:list-item>
          <text:p text:style-name="P2"><text:span text:style-name="Source_20_Text">GET /users</text:span> используется для <text:span text:style-name="Strong_20_Emphasis">листинга и фильтрации</text:span> видимых пользователю пользователей (зависит от прав доступа).</text:p>
        </text:list-item>
        <text:list-item>
          <text:p text:style-name="P2">Поиск ведётся по <text:span text:style-name="Strong_20_Emphasis">username, name и публичному email</text:span> (если есть).</text:p>
        </text:list-item>
        <text:list-item>
          <text:p text:style-name="P2">Поиск <text:span text:style-name="Strong_20_Emphasis">всегда по подстроке</text:span>, <text:span text:style-name="Strong_20_Emphasis">не точный</text:span>.</text:p>
        </text:list-item>
      </text:list>
      <text:p text:style-name="Horizontal_20_Line"/>
      <text:h text:style-name="Heading_20_2" text:outline-level="2">📊 Полная таблица параметров <text:span text:style-name="Source_20_Text">GET /user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A1" office:value-type="string">
              <text:p text:style-name="Table_20_Heading">Обязателен</text:p>
            </table:table-cell>
            <table:table-cell table:style-name="Table1.A1" office:value-type="string">
              <text:p text:style-name="Table_20_Heading">Значение по умолчанию</text:p>
            </table:table-cell>
            <table:table-cell table:style-name="Table1.E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search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Поиск по имени, username, публичному email.</text:p>
          </table:table-cell>
        </table:table-row>
        <table:table-row>
          <table:table-cell table:style-name="Table1.A2" office:value-type="string">
            <text:p text:style-name="Table_20_Contents"><text:span text:style-name="Source_20_Text">external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внешние пользователи (<text:span text:style-name="Source_20_Text">true</text:span>/<text:span text:style-name="Source_20_Text">false</text:span>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created_before</text:span></text:p>
          </table:table-cell>
          <table:table-cell table:style-name="Table1.A2" office:value-type="string">
            <text:p text:style-name="Table_20_Contents">string (ISO8601)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ользователи, созданные <text:span text:style-name="Strong_20_Emphasis">до</text:span> указанной дат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created_after</text:span></text:p>
          </table:table-cell>
          <table:table-cell table:style-name="Table1.A2" office:value-type="string">
            <text:p text:style-name="Table_20_Contents">string (ISO8601)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ользователи, созданные <text:span text:style-name="Strong_20_Emphasis">после</text:span> указанной дат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username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<text:span text:style-name="Strong_20_Emphasis">Точный поиск по username</text:span> (если передаётся — игнорирует <text:span text:style-name="Source_20_Text">search</text:span>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active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активные (<text:span text:style-name="Source_20_Text">true</text:span>) или неактивные (<text:span text:style-name="Source_20_Text">false</text:span>) пользователи.</text:p>
          </table:table-cell>
        </table:table-row>
        <table:table-row>
          <table:table-cell table:style-name="Table1.A2" office:value-type="string">
            <text:p text:style-name="Table_20_Contents"><text:span text:style-name="Source_20_Text">block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заблокированные пользователи.</text:p>
          </table:table-cell>
        </table:table-row>
        <table:table-row>
          <table:table-cell table:style-name="Table1.A2" office:value-type="string">
            <text:p text:style-name="Table_20_Contents"><text:span text:style-name="Source_20_Text">external_uid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Поиск по внешнему UID (например, LDAP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rovider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Поставщик внешней аутентификации (например, <text:span text:style-name="Source_20_Text">ldapmain</text:span>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thout_projects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ользователи без проектов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ge</text:span></text:p>
          </table:table-cell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Номер страниц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er_page</text:span></text:p>
          </table:table-cell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20</text:p>
          </table:table-cell>
          <table:table-cell table:style-name="Table1.E2" office:value-type="string">
            <text:p text:style-name="Table_20_Contents">Кол-во результатов на странице (до 100).</text:p>
          </table:table-cell>
        </table:table-row>
      </table:table>
      <text:p text:style-name="Horizontal_20_Line"/>
      <text:h text:style-name="Heading_20_2" text:outline-level="2">✅ Пример точного поиска по username</text:h>
      <text:p text:style-name="Preformatted_20_Text">http</text:p>
      <text:p text:style-name="Preformatted_20_Text">КопироватьРедактировать</text:p>
      <text:p text:style-name="P1"><text:soft-page-break/><text:span text:style-name="Source_20_Text">GET /users?username=alice</text:span></text:p>
      <text:p text:style-name="Text_20_body">⚠️ Это <text:span text:style-name="Strong_20_Emphasis">единственный способ точного поиска</text:span>. Возвращает массив (0 или 1 пользователь).</text:p>
      <text:p text:style-name="Horizontal_20_Line"/>
      <text:h text:style-name="Heading_20_2" text:outline-level="2">🧪 Примеры использования</text:h>
      <text:h text:style-name="Heading_20_3" text:outline-level="3">Поиск по подстроке:</text:h>
      <text:p text:style-name="Preformatted_20_Text">http</text:p>
      <text:p text:style-name="Preformatted_20_Text">КопироватьРедактировать</text:p>
      <text:p text:style-name="P1"><text:span text:style-name="Source_20_Text">GET /users?search=devops</text:span></text:p>
      <text:h text:style-name="Heading_20_3" text:outline-level="3">Поиск активных пользователей, созданных после 1 января 2024:</text:h>
      <text:p text:style-name="Preformatted_20_Text">h</text:p>
      <text:p text:style-name="Preformatted_20_Text">КопироватьРедактировать</text:p>
      <text:p text:style-name="P1"><text:span text:style-name="Source_20_Text">GET /users?active=true&amp;created_after=2024-01-01</text:span></text:p>
      <text:h text:style-name="Heading_20_3" text:outline-level="3">Поиск заблокированных внешних пользователей:</text:h>
      <text:p text:style-name="Preformatted_20_Text">h</text:p>
      <text:p text:style-name="Preformatted_20_Text">КопироватьРедактировать</text:p>
      <text:p text:style-name="P1"><text:span text:style-name="Source_20_Text">GET /users?blocked=true&amp;external=true</text:span></text:p>
      <text:p text:style-name="Horizontal_20_Line"/>
      <text:h text:style-name="Heading_20_2" text:outline-level="2">🧠 Вывод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Цель</text:p>
            </table:table-cell>
            <table:table-cell table:style-name="Table2.B1" office:value-type="string">
              <text:p text:style-name="Table_20_Heading">Параметр или запрос</text:p>
            </table:table-cell>
          </table:table-row>
        </table:table-header-rows>
        <table:table-row>
          <table:table-cell table:style-name="Table2.A2" office:value-type="string">
            <text:p text:style-name="Table_20_Contents">Точный поиск по username</text:p>
          </table:table-cell>
          <table:table-cell table:style-name="Table2.B2" office:value-type="string">
            <text:p text:style-name="Table_20_Contents"><text:span text:style-name="Source_20_Text">GET /users?username=...</text:span></text:p>
          </table:table-cell>
        </table:table-row>
        <table:table-row>
          <table:table-cell table:style-name="Table2.A2" office:value-type="string">
            <text:p text:style-name="Table_20_Contents">Поиск по подстроке (name/login)</text:p>
          </table:table-cell>
          <table:table-cell table:style-name="Table2.B2" office:value-type="string">
            <text:p text:style-name="Table_20_Contents"><text:span text:style-name="Source_20_Text">GET /users?search=...</text:span></text:p>
          </table:table-cell>
        </table:table-row>
        <table:table-row>
          <table:table-cell table:style-name="Table2.A2" office:value-type="string">
            <text:p text:style-name="Table_20_Contents">Фильтрация по активности/блокировке</text:p>
          </table:table-cell>
          <table:table-cell table:style-name="Table2.B2" office:value-type="string">
            <text:p text:style-name="Table_20_Contents"><text:span text:style-name="Source_20_Text">active=true</text:span>, <text:span text:style-name="Source_20_Text">blocked=false</text:span> и т.д.</text:p>
          </table:table-cell>
        </table:table-row>
        <table:table-row>
          <table:table-cell table:style-name="Table2.A2" office:value-type="string">
            <text:p text:style-name="Table_20_Contents">Поиск по дате создания</text:p>
          </table:table-cell>
          <table:table-cell table:style-name="Table2.B2" office:value-type="string">
            <text:p text:style-name="Table_20_Contents"><text:span text:style-name="Source_20_Text">created_before=...&amp;created_after=...</text:span></text:p>
          </table:table-cell>
        </table:table-row>
        <table:table-row>
          <table:table-cell table:style-name="Table2.A2" office:value-type="string">
            <text:p text:style-name="Table_20_Contents">Пагинация</text:p>
          </table:table-cell>
          <table:table-cell table:style-name="Table2.B2" office:value-type="string">
            <text:p text:style-name="Table_20_Contents"><text:span text:style-name="Source_20_Text">page</text:span>, <text:span text:style-name="Source_20_Text">per_pag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7:53:15.086747236</meta:creation-date>
    <dc:date>2025-06-14T17:54:05.814620512</dc:date>
    <meta:editing-duration>PT51S</meta:editing-duration>
    <meta:editing-cycles>1</meta:editing-cycles>
    <meta:generator>LibreOffice/7.4.7.2$Linux_X86_64 LibreOffice_project/40$Build-2</meta:generator>
    <meta:document-statistic meta:table-count="2" meta:image-count="0" meta:object-count="0" meta:page-count="2" meta:paragraph-count="107" meta:word-count="264" meta:character-count="2105" meta:non-whitespace-character-count="1941"/>
  </office:meta>
</office:document-meta>
</file>